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26f" officeooo:paragraph-rsid="0009426f"/>
    </style:style>
    <style:style style:name="P2" style:family="paragraph" style:parent-style-name="Standard">
      <style:text-properties officeooo:rsid="0009b01b" officeooo:paragraph-rsid="0009b01b"/>
    </style:style>
    <style:style style:name="P3" style:family="paragraph" style:parent-style-name="Standard" style:list-style-name="L1">
      <style:text-properties officeooo:rsid="00060b3c" officeooo:paragraph-rsid="00060b3c"/>
    </style:style>
    <style:style style:name="P4" style:family="paragraph" style:parent-style-name="Standard" style:list-style-name="L1">
      <style:text-properties officeooo:rsid="00060b3c" officeooo:paragraph-rsid="0009b01b"/>
    </style:style>
    <style:style style:name="P5" style:family="paragraph" style:parent-style-name="Standard" style:list-style-name="L1">
      <style:text-properties officeooo:rsid="000d3d78" officeooo:paragraph-rsid="000d3d78"/>
    </style:style>
    <style:style style:name="P6" style:family="paragraph" style:parent-style-name="Standard" style:list-style-name="L1">
      <style:text-properties officeooo:rsid="0009b01b" officeooo:paragraph-rsid="0009b01b"/>
    </style:style>
    <style:style style:name="P7" style:family="paragraph" style:parent-style-name="Standard" style:list-style-name="L2">
      <style:text-properties officeooo:rsid="0009b01b" officeooo:paragraph-rsid="0009b01b"/>
    </style:style>
    <style:style style:name="P8" style:family="paragraph" style:parent-style-name="Standard" style:list-style-name="L1">
      <style:text-properties officeooo:rsid="0009426f" officeooo:paragraph-rsid="0009b01b"/>
    </style:style>
    <style:style style:name="P9" style:family="paragraph" style:parent-style-name="Standard" style:list-style-name="L1">
      <style:text-properties officeooo:rsid="0009426f" officeooo:paragraph-rsid="0009426f"/>
    </style:style>
    <style:style style:name="P10" style:family="paragraph" style:parent-style-name="Standard" style:list-style-name="L2">
      <style:text-properties officeooo:rsid="0009426f" officeooo:paragraph-rsid="0011b881"/>
    </style:style>
    <style:style style:name="P11" style:family="paragraph" style:parent-style-name="Standard" style:list-style-name="L2">
      <style:text-properties officeooo:rsid="000b5515" officeooo:paragraph-rsid="000b5515"/>
    </style:style>
    <style:style style:name="P12" style:family="paragraph" style:parent-style-name="Standard">
      <style:text-properties officeooo:rsid="000b5515" officeooo:paragraph-rsid="000b5515"/>
    </style:style>
    <style:style style:name="P13" style:family="paragraph" style:parent-style-name="Standard">
      <style:text-properties officeooo:rsid="000d5d40" officeooo:paragraph-rsid="000d5d40"/>
    </style:style>
    <style:style style:name="P14" style:family="paragraph" style:parent-style-name="Standard" style:list-style-name="L1">
      <style:text-properties officeooo:rsid="000d5d40" officeooo:paragraph-rsid="000d5d40"/>
    </style:style>
    <style:style style:name="P15" style:family="paragraph" style:parent-style-name="Standard" style:list-style-name="L1">
      <style:text-properties officeooo:rsid="000dc135" officeooo:paragraph-rsid="000dc135"/>
    </style:style>
    <style:style style:name="P16" style:family="paragraph" style:parent-style-name="Standard" style:list-style-name="L3">
      <style:text-properties officeooo:rsid="000ea835" officeooo:paragraph-rsid="000ea835"/>
    </style:style>
    <style:style style:name="P17" style:family="paragraph" style:parent-style-name="Standard">
      <style:text-properties officeooo:rsid="000ea835" officeooo:paragraph-rsid="000ea835"/>
    </style:style>
    <style:style style:name="P18" style:family="paragraph" style:parent-style-name="Standard" style:list-style-name="L3">
      <style:text-properties officeooo:rsid="000ff23d" officeooo:paragraph-rsid="000ff23d"/>
    </style:style>
    <style:style style:name="P19" style:family="paragraph" style:parent-style-name="Standard" style:list-style-name="L3">
      <style:text-properties officeooo:rsid="0011b881" officeooo:paragraph-rsid="0011b881"/>
    </style:style>
    <style:style style:name="P20" style:family="paragraph" style:parent-style-name="Standard" style:list-style-name="L2">
      <style:text-properties officeooo:rsid="0011b881" officeooo:paragraph-rsid="0011b881"/>
    </style:style>
    <style:style style:name="P21" style:family="paragraph" style:parent-style-name="Standard" style:list-style-name="L2">
      <style:text-properties officeooo:rsid="00122826" officeooo:paragraph-rsid="00122826"/>
    </style:style>
    <style:style style:name="P22" style:family="paragraph" style:parent-style-name="Standard">
      <style:text-properties officeooo:rsid="001324a3" officeooo:paragraph-rsid="001324a3"/>
    </style:style>
    <style:style style:name="P23" style:family="paragraph" style:parent-style-name="Standard" style:list-style-name="L1">
      <style:text-properties officeooo:rsid="001324a3" officeooo:paragraph-rsid="001324a3"/>
    </style:style>
    <style:style style:name="T1" style:family="text">
      <style:text-properties officeooo:rsid="000d5d40"/>
    </style:style>
    <style:style style:name="T2" style:family="text">
      <style:text-properties officeooo:rsid="000ea835"/>
    </style:style>
    <style:style style:name="T3" style:family="text">
      <style:text-properties officeooo:rsid="001228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69653217" text:style-name="L1">
        <text:list-item>
          <text:p text:style-name="P3">Erläuterung der Problemstellung (Relationaler Debugger)</text:p>
        </text:list-item>
        <text:list-item>
          <text:p text:style-name="P14">Was das Produkt können muss:</text:p>
          <text:list>
            <text:list-item>
              <text:p text:style-name="P5">Wlang (Sprache definieren) <text:span text:style-name="T1">→ Mächtigkeit der Sprache</text:span></text:p>
            </text:list-item>
            <text:list-item>
              <text:p text:style-name="P5">Interpretieren und Auswerten</text:p>
            </text:list-item>
            <text:list-item>
              <text:p text:style-name="P14">GUI</text:p>
            </text:list-item>
            <text:list-item>
              <text:p text:style-name="P14">Halten, Bedingte Breakpoints</text:p>
            </text:list-item>
            <text:list-item>
              <text:p text:style-name="P14">Specials erklären</text:p>
            </text:list-item>
          </text:list>
        </text:list-item>
        <text:list-item>
          <text:p text:style-name="P6"/>
        </text:list-item>
        <text:list-item>
          <text:p text:style-name="P6"><text:span text:style-name="T1">(</text:span>Paket-Struktur<text:span text:style-name="T1">) → Backup</text:span></text:p>
        </text:list-item>
        <text:list-item>
          <text:p text:style-name="P6"><text:span text:style-name="T1">(</text:span>kurzer Überblick über den Entwurf, <text:span text:style-name="T1">vereinfachte Klassendiagramme) → Backup</text:span></text:p>
        </text:list-item>
        <text:list-item>
          <text:p text:style-name="P14">VORFÜHRUNG</text:p>
          <text:list>
            <text:list-item>
              <text:p text:style-name="P14">s</text:p>
            </text:list-item>
            <text:list-item>
              <text:p text:style-name="P14">s</text:p>
            </text:list-item>
            <text:list-item>
              <text:p text:style-name="P14">s</text:p>
            </text:list-item>
            <text:list-item>
              <text:p text:style-name="P14"/>
            </text:list-item>
          </text:list>
        </text:list-item>
        <text:list-item>
          <text:p text:style-name="P8"/>
        </text:list-item>
        <text:list-item>
          <text:p text:style-name="P8"/>
        </text:list-item>
        <text:list-item>
          <text:p text:style-name="P9">Nutzertest()</text:p>
        </text:list-item>
        <text:list-item>
          <text:p text:style-name="P8">Ackermann()</text:p>
        </text:list-item>
        <text:list-item>
          <text:p text:style-name="P4">Fazit am Ende</text:p>
          <text:list>
            <text:list-item>
              <text:p text:style-name="P5">Zeitplanung, <text:span text:style-name="T1">schwierig zu schätzen</text:span></text:p>
            </text:list-item>
            <text:list-item>
              <text:p text:style-name="P23">Anforderungen zu hinterfragen</text:p>
            </text:list-item>
            <text:list-item>
              <text:p text:style-name="P23">minimales Produkt (Stichpunkt: Musskriterien)</text:p>
            </text:list-item>
            <text:list-item>
              <text:p text:style-name="P15">Teamarbeit</text:p>
            </text:list-item>
            <text:list-item>
              <text:p text:style-name="P23">SWT anwenden</text:p>
            </text:list-item>
            <text:list-item>
              <text:p text:style-name="P23"/>
            </text:list-item>
            <text:list-item>
              <text:p text:style-name="P15">wie man einen Compiler baut</text:p>
            </text:list-item>
            <text:list-item>
              <text:p text:style-name="P15">Kompositum/Visitor ist toll</text:p>
            </text:list-item>
            <text:list-item>
              <text:p text:style-name="P15">GUI-Schreiben Scheiße, Swing-Logik ist dumm</text:p>
            </text:list-item>
            <text:list-item>
              <text:p text:style-name="P5">Wasserfallmodell?</text:p>
            </text:list-item>
            <text:list-item>
              <text:p text:style-name="P15">Antlr = toll, Swing = Scheiße</text:p>
            </text:list-item>
            <text:list-item>
              <text:p text:style-name="P15">die induktiv zu beweisende Formel</text:p>
            </text:list-item>
          </text:list>
        </text:list-item>
        <text:list-item>
          <text:p text:style-name="P9">Animierter Bagger am Ende</text:p>
        </text:list-item>
        <text:list-item>
          <text:p text:style-name="P14">Alle auf die Bühne</text:p>
        </text:list-item>
      </text:list>
      <text:p text:style-name="P1"/>
      <text:p text:style-name="P1"/>
      <text:p text:style-name="P2">Witzig:</text:p>
      <text:list xml:id="list2548037549" text:style-name="L2">
        <text:list-item>
          <text:p text:style-name="P7">Klatschen-Schilder</text:p>
        </text:list-item>
        <text:list-item>
          <text:p text:style-name="P7">Soundbots</text:p>
        </text:list-item>
        <text:list-item>
          <text:p text:style-name="P7">Pfälzisch (Weltsprachen)</text:p>
        </text:list-item>
        <text:list-item>
          <text:p text:style-name="P7">Liter an geweinten Tränen bei den Kennzahlen</text:p>
        </text:list-item>
        <text:list-item>
          <text:p text:style-name="P7">Diagramme: Swing-Hasser, vorher-nachher</text:p>
        </text:list-item>
        <text:list-item>
          <text:p text:style-name="P10">Kennzahlen: Klassen, Zeilen Code, <text:span text:style-name="T1">Zeit zum Start</text:span></text:p>
        </text:list-item>
        <text:list-item>
          <text:p text:style-name="P20">Stunden PSE pro Tag</text:p>
        </text:list-item>
        <text:list-item>
          <text:p text:style-name="P20">191.520 Minuten <text:span text:style-name="T3">→ 6 Zeilen Code pro Stunde</text:span></text:p>
        </text:list-item>
        <text:list-item>
          <text:p text:style-name="P21">Latex-Zeilen</text:p>
        </text:list-item>
        <text:list-item>
          <text:p text:style-name="P21">Dokumente, Zeilen, Zeichen von Latex</text:p>
        </text:list-item>
        <text:list-item>
          <text:p text:style-name="P11">Frauenquote: 50% (zwei Bagger mit Herz)</text:p>
        </text:list-item>
      </text:list>
      <text:p text:style-name="P12"/>
      <text:p text:style-name="P12"/>
      <text:p text:style-name="P13">Allgemeines Beispiel:</text:p>
      <text:p text:style-name="P13">Non-Interference?</text:p>
      <text:p text:style-name="P13"><text:soft-page-break/></text:p>
      <text:p text:style-name="P13"/>
      <text:list xml:id="list1346056179" text:style-name="L3">
        <text:list-item>
          <text:p text:style-name="P16">Einleitung/Beispielproblem; Herausforderungen</text:p>
        </text:list-item>
        <text:list-item>
          <text:p text:style-name="P18">Vorführung</text:p>
          <text:list>
            <text:list-item>
              <text:p text:style-name="P18">Normale Debugger-Funktionen (Optionen und Sprachen→ Nutzerstudie, erst mal am Beispielprogramm Wlang erklären, Breakpoints, Schritte, Auswertung)</text:p>
            </text:list-item>
            <text:list-item>
              <text:p text:style-name="P18">Relationale Funktionen (, Ackermann-Funktion-Laden)</text:p>
            </text:list-item>
            <text:list-item>
              <text:p text:style-name="P19">(Übergang:) ausgeblendete Variable mit Zahl einblenden/ A.a == B.b hält → dann Kennzahl</text:p>
              <text:p text:style-name="P19"><text:span text:style-name="T2">(Video)</text:span></text:p>
            </text:list-item>
          </text:list>
        </text:list-item>
        <text:list-item>
          <text:p text:style-name="P16">Kennzahlen</text:p>
        </text:list-item>
        <text:list-item>
          <text:p text:style-name="P16">Fazit</text:p>
        </text:list-item>
        <text:list-item>
          <text:p text:style-name="P16">Ende + Bagger, <text:span text:style-name="T3">Fähnchen, Weißes Hemd, Schwarze Hose</text:span></text:p>
        </text:list-item>
      </text:list>
      <text:p text:style-name="P17"/>
      <text:p text:style-name="P17"/>
      <text:p text:style-name="P17"/>
      <text:p text:style-name="P22">svn update</text:p>
      <text:p text:style-name="P22">svn add</text:p>
      <text:p text:style-name="P22">svn commit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2:12.335405088</meta:creation-date>
    <dc:date>2018-03-22T15:55:08.409487271</dc:date>
    <meta:editing-duration>PT19M30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2" meta:paragraph-count="60" meta:word-count="248" meta:character-count="1583" meta:non-whitespace-character-count="1443"/>
  </office:meta>
</office:document-meta>
</file>